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tep 1: Install and Set Up</text:span></text:h>
      <text:list xml:id="list1357948147" text:style-name="L1">
        <text:list-item>
          <text:p text:style-name="P1">Install Python from the <text:a xlink:type="simple" xlink:href="https://www.python.org/downloads/" office:target-frame-name="_new" xlink:show="replace" text:style-name="Internet_20_link" text:visited-style-name="Visited_20_Internet_20_Link">official website</text:a>.</text:p>
        </text:list-item>
        <text:list-item>
          <text:p text:style-name="P1">Install a code editor like <text:span text:style-name="Strong_20_Emphasis">Visual Studio Code</text:span> or <text:span text:style-name="Strong_20_Emphasis">PyCharm</text:span>.</text:p>
        </text:list-item>
        <text:list-item>
          <text:p text:style-name="P1">Set up <text:span text:style-name="Strong_20_Emphasis">Python Virtual Environments</text:span> using <text:span text:style-name="Source_20_Text">venv</text:span> or <text:span text:style-name="Source_20_Text">conda</text:span>.</text:p>
        </text:list-item>
      </text:list>
      <text:h text:style-name="Heading_20_3" text:outline-level="3"><text:span text:style-name="Strong_20_Emphasis">Step 2: Learn Python Basics</text:span></text:h>
      <text:list xml:id="list3349972510" text:style-name="L2">
        <text:list-item>
          <text:p text:style-name="P2">Variables, Data Types, and Operators</text:p>
        </text:list-item>
        <text:list-item>
          <text:p text:style-name="P2">Conditional Statements and Loops</text:p>
        </text:list-item>
        <text:list-item>
          <text:p text:style-name="P2">Functions and Modules</text:p>
        </text:list-item>
        <text:list-item>
          <text:p text:style-name="P2">Exception Handling</text:p>
        </text:list-item>
        <text:list-item>
          <text:p text:style-name="P2">File Handling (Reading/Writing files)</text:p>
        </text:list-item>
      </text:list>
      <text:p text:style-name="Text_20_body"><text:span text:style-name="Strong_20_Emphasis">Resources</text:span>:</text:p>
      <text:list xml:id="list3295995988" text:style-name="L3">
        <text:list-item>
          <text:p text:style-name="P3">Python Docs: <text:a xlink:type="simple" xlink:href="https://docs.python.org/3/tutorial/index.html" office:target-frame-name="_new" xlink:show="replace" text:style-name="Internet_20_link" text:visited-style-name="Visited_20_Internet_20_Link">https://docs.python.org/3/tutorial/index.html</text:a></text:p>
        </text:list-item>
        <text:list-item>
          <text:p text:style-name="P3">Platforms like Codecademy or Real Python</text:p>
        </text:list-item>
      </text:list>
      <text:p text:style-name="Horizontal_20_Line"/>
      <text:h text:style-name="Heading_20_3" text:outline-level="3"><text:span text:style-name="Strong_20_Emphasis">Step 3: Object-Oriented Programming</text:span></text:h>
      <text:list xml:id="list888898210" text:style-name="L4">
        <text:list-item>
          <text:p text:style-name="P4">Classes and Objects</text:p>
        </text:list-item>
        <text:list-item>
          <text:p text:style-name="P4">Inheritance and Polymorphism</text:p>
        </text:list-item>
        <text:list-item>
          <text:p text:style-name="P4">Encapsulation and Abstraction</text:p>
        </text:list-item>
      </text:list>
      <text:p text:style-name="Text_20_body">You’ll find this familiar coming from PHP.</text:p>
      <text:p text:style-name="Horizontal_20_Line"/>
      <text:h text:style-name="Heading_20_3" text:outline-level="3"><text:span text:style-name="Strong_20_Emphasis">Step 4: Explore Python Libraries</text:span></text:h>
      <text:list xml:id="list991054421" text:style-name="L5">
        <text:list-item>
          <text:p text:style-name="P5"><text:span text:style-name="Strong_20_Emphasis">NumPy</text:span> and <text:span text:style-name="Strong_20_Emphasis">Pandas</text:span> for data manipulation</text:p>
        </text:list-item>
        <text:list-item>
          <text:p text:style-name="P5"><text:span text:style-name="Strong_20_Emphasis">Matplotlib</text:span> and <text:span text:style-name="Strong_20_Emphasis">Seaborn</text:span> for data visualization</text:p>
        </text:list-item>
        <text:list-item>
          <text:p text:style-name="P5"><text:span text:style-name="Strong_20_Emphasis">Requests</text:span> for API calls</text:p>
        </text:list-item>
        <text:list-item>
          <text:p text:style-name="P5"><text:span text:style-name="Strong_20_Emphasis">BeautifulSoup</text:span> for web scraping</text:p>
        </text:list-item>
      </text:list>
      <text:p text:style-name="Horizontal_20_Line"/>
      <text:h text:style-name="Heading_20_3" text:outline-level="3"><text:span text:style-name="Strong_20_Emphasis">Step 5: Web Development with Python</text:span></text:h>
      <text:list xml:id="list3362623909" text:style-name="L6">
        <text:list-item>
          <text:p text:style-name="P6">Learn <text:span text:style-name="Strong_20_Emphasis">Flask</text:span> or <text:span text:style-name="Strong_20_Emphasis">FastAPI</text:span> for lightweight web applications.</text:p>
        </text:list-item>
        <text:list-item>
          <text:p text:style-name="P6"><text:soft-page-break/>Try <text:span text:style-name="Strong_20_Emphasis">Django</text:span> if you want a full-stack framework (similar to Laravel).</text:p>
        </text:list-item>
      </text:list>
      <text:p text:style-name="Horizontal_20_Line"/>
      <text:h text:style-name="Heading_20_3" text:outline-level="3"><text:span text:style-name="Strong_20_Emphasis">Step 6: Practice with Projects</text:span></text:h>
      <text:list xml:id="list543636915" text:style-name="L7">
        <text:list-item>
          <text:p text:style-name="P7">Build a small API using FastAPI or Flask.</text:p>
        </text:list-item>
        <text:list-item>
          <text:p text:style-name="P7">Create a CRUD app (similar to what you’d do in Laravel).</text:p>
        </text:list-item>
        <text:list-item>
          <text:p text:style-name="P7">Automate tasks using Python scripts.</text:p>
        </text:list-item>
      </text:list>
      <text:p text:style-name="Horizontal_20_Line"/>
      <text:h text:style-name="Heading_20_3" text:outline-level="3"><text:span text:style-name="Strong_20_Emphasis">Step 7: Advanced Topics (Optional but Recommended)</text:span></text:h>
      <text:list xml:id="list2433233953" text:style-name="L8">
        <text:list-item>
          <text:p text:style-name="P8">Concurrency and Multithreading</text:p>
        </text:list-item>
        <text:list-item>
          <text:p text:style-name="P8">Working with Databases using <text:span text:style-name="Strong_20_Emphasis">SQLAlchemy</text:span> or <text:span text:style-name="Strong_20_Emphasis">Peewee</text:span></text:p>
        </text:list-item>
        <text:list-item>
          <text:p text:style-name="P8">Unit Testing using <text:span text:style-name="Strong_20_Emphasis">pytest</text:span></text:p>
        </text:list-item>
        <text:list-item>
          <text:p text:style-name="P8">Deploy applications using Docker and AWS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9:11:12.250760404</meta:creation-date>
    <dc:date>2025-03-25T19:11:28.101942359</dc:date>
    <meta:editing-duration>PT1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216" meta:character-count="1319" meta:non-whitespace-character-count="1164"/>
  </office:meta>
</office:document-meta>
</file>